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000000" style:font-name="ArialMT" fo:font-size="9pt" fo:language="en" fo:country="US" style:font-name-asian="ArialMT" style:font-size-asian="9pt" style:language-asian="en" style:country-asian="US" style:font-name-complex="ArialMT" style:font-size-complex="5.09999990463257pt" style:language-complex="en" style:country-complex="US"/>
    </style:style>
    <style:style style:name="ce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c7203f" style:font-name="ArialMT" fo:font-size="9pt" fo:language="en" fo:country="US" style:font-name-asian="ArialMT" style:font-size-asian="9pt" style:language-asian="en" style:country-asian="US" style:font-name-complex="ArialMT" style:font-size-complex="5.09999990463257pt" style:language-complex="en" style:country-complex="US"/>
    </style:style>
    <style:style style:name="ce11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5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color="#c7203f" style:font-name="ArialMT" fo:language="en" fo:country="US" style:font-name-asian="ArialMT" style:language-asian="en" style:country-asian="US" style:font-name-complex="ArialMT" style:font-size-complex="5.65000009536743pt" style:language-complex="en" style:country-complex="US"/>
    </style:style>
    <style:style style:name="ce16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color="#c7203f" fo:language="en" fo:country="US" style:font-name-asian="ArialMT" style:language-asian="en" style:country-asian="US" style:font-name-complex="ArialMT" style:font-size-complex="5.65000009536743pt" style:language-complex="en" style:country-complex="U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009900" fo:border="0.002cm solid #000000"/>
    </style:style>
    <style:style style:name="ce2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00ccff" fo:border="0.002cm solid #000000"/>
    </style:style>
    <style:style style:name="ce29" style:family="table-cell" style:parent-style-name="Default">
      <style:table-cell-properties fo:background-color="#ff3333" fo:border="0.002cm solid #000000"/>
    </style:style>
    <style:style style:name="ce3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c7203f" style:font-name="ArialMT" fo:language="en" fo:country="US" style:font-name-asian="ArialMT" style:language-asian="en" style:country-asian="US" style:font-name-complex="ArialMT" style:language-complex="en" style:country-complex="US"/>
    </style:style>
    <style:style style:name="ce32" style:family="table-cell" style:parent-style-name="Default">
      <style:table-cell-properties fo:background-color="#66ff66" fo:border="0.002cm solid #000000"/>
    </style:style>
    <style:style style:name="T1" style:family="text">
      <style:text-properties fo:font-size="12pt"/>
    </style:style>
    <style:style style:name="T2" style:family="text">
      <style:text-properties fo:color="#c7203f" style:font-name="ArialMT" fo:font-size="12pt" fo:font-style="normal" fo:font-weight="normal" style:font-name-asian="ArialMT" style:font-size-asian="12pt" style:font-style-asian="normal" style:font-weight-asian="normal" style:font-name-complex="ArialMT" style:font-size-complex="6.80000019073486pt" style:font-style-complex="normal" style:font-weight-complex="normal"/>
    </style:style>
    <style:style style:name="T3" style:family="text">
      <style:text-properties fo:color="#c7203f" style:font-name="Arial-BoldMT" fo:font-size="18pt" fo:font-style="normal" fo:font-weight="bold" style:font-name-asian="Arial-BoldMT" style:font-size-asian="18pt" style:font-style-asian="normal" style:font-weight-asian="bold" style:font-name-complex="Arial-BoldMT" style:font-size-complex="10.1999998092651pt" style:font-style-complex="normal" style:font-weight-complex="bold"/>
    </style:style>
    <style:style style:name="T4" style:family="text">
      <style:text-properties style:use-window-font-color="true" style:font-name="Arial-BoldMT" fo:font-size="12pt" fo:font-style="normal" fo:font-weight="bold" style:font-name-asian="Arial-BoldMT" style:font-size-asian="12pt" style:font-style-asian="normal" style:font-weight-asian="bold" style:font-name-complex="Arial-BoldMT" style:font-size-complex="6.80000019073486pt" style:font-style-complex="normal" style:font-weight-complex="bold"/>
    </style:style>
    <style:style style:name="T5" style:family="text">
      <style:text-properties fo:color="#c7203f" style:font-name="ArialMT" fo:font-size="9pt" fo:font-style="normal" fo:font-weight="normal" style:font-name-asian="ArialMT" style:font-size-asian="9pt" style:font-style-asian="normal" style:font-weight-asian="normal" style:font-name-complex="ArialMT" style:font-size-complex="5.09999990463257pt" style:font-style-complex="normal" style:font-weight-complex="normal"/>
    </style:style>
    <style:style style:name="T6" style:family="text">
      <style:text-properties fo:color="#c7203f" style:font-name="ArialMT" fo:font-size="9pt" fo:font-style="normal" fo:font-weight="normal" style:letter-kerning="true" style:font-name-asian="ArialMT" style:font-size-asian="9pt" style:font-style-asian="normal" style:font-weight-asian="normal" style:font-name-complex="ArialMT" style:font-size-complex="5.09999990463257pt" style:font-style-complex="normal" style:font-weight-complex="normal"/>
    </style:style>
    <style:style style:name="T7" style:family="text">
      <style:text-properties fo:color="#c7203f" style:font-name="ArialMT" fo:font-size="9pt" style:letter-kerning="true" style:font-name-asian="ArialMT" style:font-size-asian="9pt" style:font-name-complex="ArialMT" style:font-size-complex="5.09999990463257pt"/>
    </style:style>
    <style:style style:name="T8" style:family="text">
      <style:text-properties fo:color="#c7203f" style:font-name="ArialMT" fo:font-size="7.5pt" fo:font-style="normal" fo:font-weight="normal" style:font-name-asian="ArialMT" style:font-size-asian="7.5pt" style:font-style-asian="normal" style:font-weight-asian="normal" style:font-name-complex="ArialMT" style:font-size-complex="4.30000019073486pt" style:font-style-complex="normal" style:font-weight-complex="normal"/>
    </style:style>
    <style:style style:name="T9" style:family="text">
      <style:text-properties fo:color="#c7203f" style:font-name="ArialMT" fo:font-size="5pt" fo:font-style="normal" fo:font-weight="normal" style:font-name-asian="ArialMT" style:font-size-asian="5pt" style:font-style-asian="normal" style:font-weight-asian="normal" style:font-name-complex="ArialMT" style:font-size-complex="2.90000009536743pt" style:font-style-complex="normal" style:font-weight-complex="normal"/>
    </style:style>
    <style:style style:name="T10" style:family="text">
      <style:text-properties fo:color="#c7203f" style:font-name="Arial-BoldMT" fo:font-size="10pt" fo:font-style="normal" fo:font-weight="bold" style:font-name-asian="Arial-BoldMT" style:font-size-asian="10pt" style:font-style-asian="normal" style:font-weight-asian="bold" style:font-name-complex="Arial-BoldMT" style:font-size-complex="5.69999980926514pt" style:font-style-complex="normal" style:font-weight-complex="bold"/>
    </style:style>
    <style:style style:name="T11" style:family="text">
      <style:text-properties fo:color="#c7203f" style:font-name="ArialMT" fo:font-size="10pt" fo:font-style="normal" fo:font-weight="normal" style:font-name-asian="ArialMT" style:font-size-asian="10pt" style:font-style-asian="normal" style:font-weight-asian="normal" style:font-name-complex="ArialMT" style:font-size-complex="5.69999980926514pt" style:font-style-complex="normal" style:font-weight-complex="normal"/>
    </style:style>
    <style:style style:name="T12" style:family="text">
      <style:text-properties fo:color="#c7203f" style:font-name="Arial-BoldItalicMT" fo:font-size="10pt" fo:font-style="italic" fo:font-weight="bold" style:font-name-asian="Arial-BoldItalicMT" style:font-size-asian="10pt" style:font-style-asian="italic" style:font-weight-asian="bold" style:font-name-complex="Arial-BoldItalicMT" style:font-size-complex="5.69999980926514pt" style:font-style-complex="italic" style:font-weight-complex="bold"/>
    </style:style>
    <style:style style:name="T13" style:family="text">
      <style:text-properties fo:color="#c7203f" style:font-name="Arial-ItalicMT" fo:font-size="10pt" fo:font-style="italic" fo:font-weight="normal" style:font-name-asian="Arial-ItalicMT" style:font-size-asian="10pt" style:font-style-asian="italic" style:font-weight-asian="normal" style:font-name-complex="Arial-ItalicMT" style:font-size-complex="5.69999980926514pt" style:font-style-complex="italic" style:font-weight-complex="normal"/>
    </style:style>
    <style:style style:name="T14" style:family="text">
      <style:text-properties fo:color="#c7203f" style:font-name="ArialMT" fo:font-size="6pt" fo:font-style="normal" fo:font-weight="normal" style:font-name-asian="ArialMT" style:font-size-asian="6pt" style:font-style-asian="normal" style:font-weight-asian="normal" style:font-name-complex="ArialMT" style:font-size-complex="3.40000009536743pt" style:font-style-complex="normal" style:font-weight-complex="normal"/>
    </style:style>
    <style:style style:name="T15" style:family="text">
      <style:text-properties style:font-name="F" fo:font-size="12pt"/>
    </style:style>
    <style:style style:name="T16" style:family="text">
      <style:text-properties fo:color="#c7203f" style:font-name="Arial-BoldItalicMT" fo:font-size="12pt" fo:font-style="italic" fo:font-weight="bold" style:font-name-asian="Arial-BoldItalicMT" style:font-size-asian="12pt" style:font-style-asian="italic" style:font-weight-asian="bold" style:font-name-complex="Arial-BoldItalicMT" style:font-size-complex="6.80000019073486pt" style:font-style-complex="italic" style:font-weight-complex="bold"/>
    </style:style>
    <style:style style:name="T17" style:family="text">
      <style:text-properties fo:color="#c7203f" style:font-name="ArialMT" fo:font-size="10pt" fo:font-style="normal" fo:font-weight="normal" style:letter-kerning="true" style:font-name-asian="ArialMT" style:font-size-asian="10pt" style:font-style-asian="normal" style:font-weight-asian="normal" style:font-name-complex="ArialMT" style:font-size-complex="5.69999980926514pt" style:font-style-complex="normal" style:font-weight-complex="normal"/>
    </style:style>
    <style:style style:name="T18" style:family="text">
      <style:text-properties fo:color="#c7203f" style:font-name="ArialMT" style:letter-kerning="true" style:font-name-asian="ArialMT" style:font-name-complex="ArialMT" style:font-size-complex="5.69999980926514pt"/>
    </style:style>
    <style:style style:name="T19" style:family="text">
      <style:text-properties fo:color="#c7203f" style:font-name="ArialMT" fo:font-size="5pt" fo:font-style="normal" fo:font-weight="normal" style:letter-kerning="true" style:font-name-asian="ArialMT" style:font-size-asian="5pt" style:font-style-asian="normal" style:font-weight-asian="normal" style:font-name-complex="ArialMT" style:font-size-complex="2.90000009536743pt" style:font-style-complex="normal" style:font-weight-complex="normal"/>
    </style:style>
  </office:automatic-styles>
  <office:body>
    <office:spreadsheet>
      <table:table table:name="T_F_P_B_Formulaire_6660_SD" table:style-name="ta1" table:print="false">
        <table:table-column table:style-name="co1" table:default-cell-style-name="ce1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table:number-columns-spanned="4" table:number-rows-spanned="1">
            <text:p><text:span text:style-name="T1"><text:s/></text:span><text:span text:style-name="T2">IMPÔTS LOCAUX</text:span></text:p>
          </table:table-cell>
          <table:covered-table-cell table:number-columns-repeated="3" table:style-name="ce17"/>
          <table:table-cell table:style-name="ce2" table:number-columns-repeated="9"/>
          <table:table-cell table:number-columns-repeated="3"/>
        </table:table-row>
        <table:table-row table:style-name="ro2">
          <table:table-cell table:style-name="ce2" table:number-columns-repeated="13"/>
          <table:table-cell table:number-columns-repeated="3"/>
        </table:table-row>
        <table:table-row table:style-name="ro3">
          <table:table-cell table:style-name="ce1" office:value-type="string" table:number-columns-spanned="7" table:number-rows-spanned="1">
            <text:p><text:span text:style-name="T1"><text:s/></text:span><text:span text:style-name="T3">LOCAUX COMMERCIAUX ET BIENS DIVERS</text:span></text:p>
          </table:table-cell>
          <table:covered-table-cell table:number-columns-repeated="6" table:style-name="ce17"/>
          <table:table-cell table:style-name="ce2" table:number-columns-repeated="6"/>
          <table:table-cell table:number-columns-repeated="3"/>
        </table:table-row>
        <table:table-row table:style-name="ro2">
          <table:table-cell table:style-name="ce2" table:number-columns-repeated="13"/>
          <table:table-cell table:number-columns-repeated="3"/>
        </table:table-row>
        <table:table-row table:style-name="ro4">
          <table:table-cell table:style-name="ce3" office:value-type="string" table:number-columns-spanned="13" table:number-rows-spanned="1">
            <text:p><text:span text:style-name="T1"><text:s/></text:span><text:span text:style-name="T4">1 SITUATION DU LOCAL</text:span></text:p>
          </table:table-cell>
          <table:covered-table-cell table:number-columns-repeated="12" table:style-name="ce2"/>
          <table:table-cell table:number-columns-repeated="3"/>
        </table:table-row>
        <table:table-row table:style-name="ro2">
          <table:table-cell table:style-name="ce4" office:value-type="string" table:number-columns-spanned="5" table:number-rows-spanned="1">
            <text:p>Département</text:p>
          </table:table-cell>
          <table:covered-table-cell table:number-columns-repeated="4" table:style-name="ce18"/>
          <table:table-cell table:style-name="ce27" table:number-columns-spanned="8" table:number-rows-spanned="1"/>
          <table:covered-table-cell table:number-columns-repeated="7" table:style-name="ce18"/>
          <table:table-cell table:number-columns-repeated="3"/>
        </table:table-row>
        <table:table-row table:style-name="ro1">
          <table:table-cell table:style-name="ce5" office:value-type="string" table:number-columns-spanned="5" table:number-rows-spanned="1">
            <text:p><text:span text:style-name="T1"><text:s/></text:span><text:span text:style-name="T5">Commune</text:span></text:p>
          </table:table-cell>
          <table:covered-table-cell table:number-columns-repeated="4" table:style-name="ce18"/>
          <table:table-cell table:style-name="ce27" table:number-columns-spanned="8" table:number-rows-spanned="1"/>
          <table:covered-table-cell table:number-columns-repeated="7" table:style-name="ce27"/>
          <table:table-cell table:number-columns-repeated="3"/>
        </table:table-row>
        <table:table-row table:style-name="ro1">
          <table:table-cell table:style-name="ce5" office:value-type="string" table:number-columns-spanned="5" table:number-rows-spanned="1">
            <text:p><text:span text:style-name="T1"><text:s/></text:span><text:span text:style-name="T5">Numéro de voirie et nom de la voie, ou lieudit</text:span></text:p>
          </table:table-cell>
          <table:covered-table-cell table:number-columns-repeated="4" table:style-name="ce18"/>
          <table:table-cell table:style-name="ce27" table:number-columns-spanned="8" table:number-rows-spanned="1"/>
          <table:covered-table-cell table:number-columns-repeated="7" table:style-name="ce18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Complément d’adresse (bâtiment, résidence, centre commercial, etc.) </text:span></text:p>
          </table:table-cell>
          <table:covered-table-cell table:number-columns-repeated="4" table:style-name="ce19"/>
          <table:table-cell table:style-name="ce7" table:number-columns-spanned="8" table:number-rows-spanned="1"/>
          <table:covered-table-cell table:number-columns-repeated="7" table:style-name="ce7"/>
          <table:table-cell table:number-columns-repeated="3"/>
        </table:table-row>
        <table:table-row table:style-name="ro2">
          <table:table-cell table:style-name="ce7" table:number-columns-spanned="13" table:number-rows-spanned="1"/>
          <table:covered-table-cell table:number-columns-repeated="12" table:style-name="ce20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Parcelles d’assise (section – numéro de plan)</text:span></text:p>
          </table:table-cell>
          <table:covered-table-cell table:number-columns-repeated="4" table:style-name="ce19"/>
          <table:table-cell table:style-name="ce7" table:number-columns-spanned="8" table:number-rows-spanned="1"/>
          <table:covered-table-cell table:number-columns-repeated="7" table:style-name="ce7"/>
          <table:table-cell table:number-columns-repeated="3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Si le bien est situé dans un immeuble en copropriété</text:span></text:p>
          </table:table-cell>
          <table:covered-table-cell table:number-columns-repeated="12" table:style-name="ce20"/>
          <table:table-cell table:number-columns-repeated="3"/>
        </table:table-row>
        <table:table-row table:style-name="ro1">
          <table:table-cell table:style-name="ce6" office:value-type="string">
            <text:p><text:span text:style-name="T1"><text:s/></text:span><text:span text:style-name="T5">Numéro de lot</text:span></text:p>
          </table:table-cell>
          <table:table-cell table:style-name="ce7" table:number-columns-spanned="6" table:number-rows-spanned="1"/>
          <table:covered-table-cell table:number-columns-repeated="5" table:style-name="ce19"/>
          <table:table-cell table:style-name="ce6" office:value-type="string">
            <text:p><text:span text:style-name="T1"><text:s/></text:span><text:span text:style-name="T5">Quote-part</text:span></text:p>
          </table:table-cell>
          <table:table-cell table:style-name="ce7" table:number-columns-spanned="5" table:number-rows-spanned="1"/>
          <table:covered-table-cell table:number-columns-repeated="4" table:style-name="ce19"/>
          <table:table-cell table:number-columns-repeated="3"/>
        </table:table-row>
        <table:table-row table:style-name="ro1">
          <table:table-cell table:style-name="ce6" office:value-type="string">
            <text:p><text:span text:style-name="T1"><text:s/></text:span><text:span text:style-name="T5">Numéro de lot</text:span></text:p>
          </table:table-cell>
          <table:table-cell table:style-name="ce7" table:number-columns-spanned="6" table:number-rows-spanned="1"/>
          <table:covered-table-cell table:number-columns-repeated="5" table:style-name="ce19"/>
          <table:table-cell table:style-name="ce6" office:value-type="string">
            <text:p><text:span text:style-name="T1"><text:s/></text:span><text:span text:style-name="T5">Quote-part</text:span></text:p>
          </table:table-cell>
          <table:table-cell table:style-name="ce7" table:number-columns-spanned="5" table:number-rows-spanned="1"/>
          <table:covered-table-cell table:number-columns-repeated="4" table:style-name="ce19"/>
          <table:table-cell table:number-columns-repeated="3"/>
        </table:table-row>
        <table:table-row table:style-name="ro1">
          <table:table-cell table:style-name="ce6" office:value-type="string">
            <text:p><text:span text:style-name="T1"><text:s/></text:span><text:span text:style-name="T5">Numéro de lot</text:span></text:p>
          </table:table-cell>
          <table:table-cell table:style-name="ce7" table:number-columns-spanned="6" table:number-rows-spanned="1"/>
          <table:covered-table-cell table:number-columns-repeated="5" table:style-name="ce19"/>
          <table:table-cell table:style-name="ce6" office:value-type="string">
            <text:p><text:span text:style-name="T1"><text:s/></text:span><text:span text:style-name="T5">Quote-part</text:span></text:p>
          </table:table-cell>
          <table:table-cell table:style-name="ce7" table:number-columns-spanned="5" table:number-rows-spanned="1"/>
          <table:covered-table-cell table:number-columns-repeated="4" table:style-name="ce19"/>
          <table:table-cell table:number-columns-repeated="3"/>
        </table:table-row>
        <table:table-row table:style-name="ro1">
          <table:table-cell table:style-name="ce6" office:value-type="string">
            <text:p><text:span text:style-name="T1"><text:s/></text:span><text:span text:style-name="T5">Numéro de lot</text:span></text:p>
          </table:table-cell>
          <table:table-cell table:style-name="ce7" table:number-columns-spanned="6" table:number-rows-spanned="1"/>
          <table:covered-table-cell table:number-columns-repeated="5" table:style-name="ce19"/>
          <table:table-cell table:style-name="ce6" office:value-type="string">
            <text:p><text:span text:style-name="T1"><text:s/></text:span><text:span text:style-name="T5">Quote-part</text:span></text:p>
          </table:table-cell>
          <table:table-cell table:style-name="ce7" table:number-columns-spanned="5" table:number-rows-spanned="1"/>
          <table:covered-table-cell table:number-columns-repeated="4" table:style-name="ce19"/>
          <table:table-cell table:number-columns-repeated="3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3" table:number-rows-spanned="1">
            <text:p><text:span text:style-name="T1"><text:s/></text:span><text:span text:style-name="T4">2 PROPRIÉTAIRE (ou usufruitier)</text:span></text:p>
          </table:table-cell>
          <table:covered-table-cell table:number-columns-repeated="12" table:style-name="ce20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Nom et prénom ou dénomination sociale</text:span></text:p>
          </table:table-cell>
          <table:covered-table-cell table:number-columns-repeated="4" table:style-name="ce20"/>
          <table:table-cell table:style-name="ce7" table:number-columns-spanned="8" table:number-rows-spanned="1"/>
          <table:covered-table-cell table:number-columns-repeated="7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Nom d’usage ou sigle (le cas échéant)</text:span></text:p>
          </table:table-cell>
          <table:covered-table-cell table:number-columns-repeated="4" table:style-name="ce19"/>
          <table:table-cell table:style-name="ce7" table:number-columns-spanned="8" table:number-rows-spanned="1"/>
          <table:covered-table-cell table:number-columns-repeated="7" table:style-name="ce19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Numéro de voirie et nom de la voie, ou lieudit</text:span></text:p>
          </table:table-cell>
          <table:covered-table-cell table:number-columns-repeated="4" table:style-name="ce19"/>
          <table:table-cell table:style-name="ce7" table:number-columns-spanned="8" table:number-rows-spanned="1"/>
          <table:covered-table-cell table:number-columns-repeated="7" table:style-name="ce19"/>
          <table:table-cell table:number-columns-repeated="3"/>
        </table:table-row>
        <table:table-row table:style-name="ro1">
          <table:table-cell table:style-name="ce6" office:value-type="string" table:number-columns-spanned="2" table:number-rows-spanned="1">
            <text:p><text:span text:style-name="T1"><text:s/></text:span><text:span text:style-name="T5">Bâtiment, appartement, rés.</text:span></text:p>
          </table:table-cell>
          <table:covered-table-cell table:style-name="ce19"/>
          <table:table-cell table:style-name="ce7" table:number-columns-spanned="3" table:number-rows-spanned="1"/>
          <table:covered-table-cell table:number-columns-repeated="2" table:style-name="ce7"/>
          <table:table-cell table:style-name="ce6" office:value-type="string">
            <text:p><text:span text:style-name="T1"><text:s/></text:span><text:span text:style-name="T5">bât.</text:span></text:p>
          </table:table-cell>
          <table:table-cell table:style-name="ce7"/>
          <table:table-cell table:style-name="ce6" office:value-type="string">
            <text:p><text:span text:style-name="T1"><text:s/></text:span><text:span text:style-name="T5">esc.</text:span></text:p>
          </table:table-cell>
          <table:table-cell table:style-name="ce7"/>
          <table:table-cell table:style-name="ce6" office:value-type="string">
            <text:p><text:span text:style-name="T1"><text:s/></text:span><text:span text:style-name="T5">étage</text:span></text:p>
          </table:table-cell>
          <table:table-cell table:style-name="ce7"/>
          <table:table-cell table:style-name="ce6" office:value-type="string">
            <text:p><text:span text:style-name="T1"><text:s/></text:span><text:span text:style-name="T5">app. N°</text:span>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6" office:value-type="string">
            <text:p><text:span text:style-name="T1"><text:s/></text:span><text:span text:style-name="T5">Code postal</text:span></text:p>
          </table:table-cell>
          <table:table-cell table:style-name="ce7" table:number-columns-repeated="5"/>
          <table:table-cell table:style-name="ce6" office:value-type="string">
            <text:p><text:span text:style-name="T1"><text:s/></text:span><text:span text:style-name="T5">Commune</text:span></text:p>
          </table:table-cell>
          <table:table-cell table:style-name="ce7" table:number-columns-spanned="6" table:number-rows-spanned="1"/>
          <table:covered-table-cell table:number-columns-repeated="5" table:style-name="ce19"/>
          <table:table-cell table:number-columns-repeated="3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Si le propriétaire ou l’usufruitier est une personne morale</text:span></text:p>
          </table:table-cell>
          <table:covered-table-cell table:number-columns-repeated="12" table:style-name="ce20"/>
          <table:table-cell table:number-columns-repeated="3"/>
        </table:table-row>
        <table:table-row table:style-name="ro1">
          <table:table-cell table:style-name="ce6" office:value-type="string">
            <text:p><text:span text:style-name="T1"><text:s/></text:span><text:span text:style-name="T5">N° SIRET de l’établissement</text:span></text:p>
          </table:table-cell>
          <table:table-cell table:style-name="ce7" table:number-columns-repeated="12"/>
          <table:table-cell table:style-name="ce28" table:number-columns-repeated="2"/>
          <table:table-cell/>
        </table:table-row>
        <table:table-row table:style-name="ro1">
          <table:table-cell table:style-name="ce6" office:value-type="string" table:number-columns-spanned="4" table:number-rows-spanned="1">
            <text:p><text:span text:style-name="T1"><text:s/></text:span><text:span text:style-name="T5">N° SIREN de l’entreprise</text:span></text:p>
          </table:table-cell>
          <table:covered-table-cell table:number-columns-repeated="3" table:style-name="ce9"/>
          <table:table-cell table:style-name="ce7" table:number-columns-repeated="9"/>
          <table:table-cell table:number-columns-repeated="3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En cas d’usufruit, nom, prénom et adresse du nu-propriétaire</text:span></text:p>
          </table:table-cell>
          <table:covered-table-cell table:number-columns-repeated="12" table:style-name="ce9"/>
          <table:table-cell table:number-columns-repeated="3"/>
        </table:table-row>
        <table:table-row table:style-name="ro2">
          <table:table-cell table:style-name="ce7" table:number-columns-spanned="13" table:number-rows-spanned="1"/>
          <table:covered-table-cell table:number-columns-repeated="12" table:style-name="ce7"/>
          <table:table-cell table:number-columns-repeated="3"/>
        </table:table-row>
        <table:table-row table:style-name="ro2">
          <table:table-cell table:style-name="ce7" table:number-columns-spanned="13" table:number-rows-spanned="1"/>
          <table:covered-table-cell table:number-columns-repeated="12" table:style-name="ce7"/>
          <table:table-cell table:number-columns-repeated="3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3" table:number-rows-spanned="1">
            <text:p><text:span text:style-name="T1"><text:s/></text:span><text:span text:style-name="T4">3 OCCUPATION DU LOCAL</text:span></text:p>
          </table:table-cell>
          <table:covered-table-cell table:number-columns-repeated="12" table:style-name="ce20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Nature de l’activité exercée dans le local</text:span></text:p>
          </table:table-cell>
          <table:covered-table-cell table:number-columns-repeated="4" table:style-name="ce19"/>
          <table:table-cell table:style-name="ce7" table:number-columns-spanned="8" table:number-rows-spanned="1"/>
          <table:covered-table-cell table:number-columns-repeated="7" table:style-name="ce19"/>
          <table:table-cell table:number-columns-repeated="3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Le local est-il: (cocher la case par Oui ou Non)</text:span></text:p>
          </table:table-cell>
          <table:covered-table-cell table:number-columns-repeated="12" table:style-name="ce19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occupé par son propriétaire</text:span></text:p>
          </table:table-cell>
          <table:covered-table-cell table:number-columns-repeated="4"/>
          <table:table-cell table:style-name="ce7" table:number-columns-spanned="8" table:number-rows-spanned="1"/>
          <table:covered-table-cell table:number-columns-repeated="7" table:style-name="ce21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vacant</text:span></text:p>
          </table:table-cell>
          <table:covered-table-cell table:number-columns-repeated="4" table:style-name="ce9"/>
          <table:table-cell table:style-name="ce7" table:number-columns-spanned="8" table:number-rows-spanned="1"/>
          <table:covered-table-cell table:number-columns-repeated="7" table:style-name="ce7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loué</text:span></text:p>
          </table:table-cell>
          <table:covered-table-cell table:number-columns-repeated="4" table:style-name="ce9"/>
          <table:table-cell table:style-name="ce7" table:number-columns-spanned="8" table:number-rows-spanned="1"/>
          <table:covered-table-cell table:number-columns-repeated="7" table:style-name="ce7"/>
          <table:table-cell table:number-columns-repeated="3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Si le local est loué</text:span></text:p>
          </table:table-cell>
          <table:covered-table-cell table:number-columns-repeated="12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Montant du loyer annuel</text:span></text:p>
          </table:table-cell>
          <table:covered-table-cell table:number-columns-repeated="4" table:style-name="ce21"/>
          <table:table-cell table:style-name="ce7" table:number-columns-spanned="8" table:number-rows-spanned="1"/>
          <table:covered-table-cell table:number-columns-repeated="7" table:style-name="ce28"/>
          <table:table-cell table:number-columns-repeated="3"/>
        </table:table-row>
        <table:table-row table:style-name="ro1">
          <table:table-cell table:style-name="ce6" office:value-type="string" table:number-columns-spanned="5" table:number-rows-spanned="1">
            <text:p><text:span text:style-name="T1"><text:s/></text:span><text:span text:style-name="T5">Nom ou dénomination de l’occupant et adresse</text:span></text:p>
          </table:table-cell>
          <table:covered-table-cell table:number-columns-repeated="4" table:style-name="ce19"/>
          <table:table-cell table:style-name="ce7" table:number-columns-spanned="8" table:number-rows-spanned="1"/>
          <table:covered-table-cell table:number-columns-repeated="7" table:style-name="ce19"/>
          <table:table-cell table:number-columns-repeated="3"/>
        </table:table-row>
        <table:table-row table:style-name="ro2">
          <table:table-cell table:style-name="ce7" table:number-columns-spanned="13" table:number-rows-spanned="1"/>
          <table:covered-table-cell table:number-columns-repeated="12" table:style-name="ce7"/>
          <table:table-cell table:number-columns-repeated="3"/>
        </table:table-row>
        <table:table-row table:style-name="ro2">
          <table:table-cell table:style-name="ce7" table:number-columns-spanned="13" table:number-rows-spanned="1"/>
          <table:covered-table-cell table:number-columns-repeated="12" table:style-name="ce7"/>
          <table:table-cell table:number-columns-repeated="3"/>
        </table:table-row>
        <table:table-row table:style-name="ro1">
          <table:table-cell table:style-name="ce6" office:value-type="string" table:number-columns-spanned="13" table:number-rows-spanned="1">
            <text:p><text:span text:style-name="T1"><text:s/></text:span><text:span text:style-name="T5">Réservé à l’Administration</text:span></text:p>
          </table:table-cell>
          <table:covered-table-cell table:number-columns-repeated="12" table:style-name="ce20"/>
          <table:table-cell table:number-columns-repeated="3"/>
        </table:table-row>
        <table:table-row table:style-name="ro2">
          <table:table-cell table:style-name="ce6" office:value-type="string" table:number-columns-spanned="10" table:number-rows-spanned="1">
            <text:p>Commune</text:p>
          </table:table-cell>
          <table:covered-table-cell table:number-columns-repeated="9" table:style-name="ce21"/>
          <table:table-cell table:style-name="ce29" table:number-columns-repeated="3"/>
          <table:table-cell table:number-columns-repeated="3"/>
        </table:table-row>
        <table:table-row table:style-name="ro2">
          <table:table-cell table:style-name="ce9" office:value-type="string" table:number-columns-spanned="6" table:number-rows-spanned="1">
            <text:p>N° invariant</text:p>
          </table:table-cell>
          <table:covered-table-cell table:number-columns-repeated="5" table:style-name="ce19"/>
          <table:table-cell table:style-name="ce29" table:number-columns-repeated="7"/>
          <table:table-cell table:number-columns-repeated="3"/>
        </table:table-row>
        <table:table-row table:style-name="ro2">
          <table:table-cell table:style-name="ce9" office:value-type="string" table:number-columns-spanned="12" table:number-rows-spanned="1">
            <text:p>Clé</text:p>
          </table:table-cell>
          <table:covered-table-cell table:number-columns-repeated="11" table:style-name="ce19"/>
          <table:table-cell table:style-name="ce30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Secteur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10" table:number-rows-spanned="1">
            <text:p>Sous-groupe</text:p>
          </table:table-cell>
          <table:covered-table-cell table:number-columns-repeated="9" table:style-name="ce19"/>
          <table:table-cell table:style-name="ce30" table:number-columns-repeated="3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Catégorie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12" table:number-rows-spanned="1">
            <text:p>Occ.</text:p>
          </table:table-cell>
          <table:covered-table-cell table:number-columns-repeated="11" table:style-name="ce19"/>
          <table:table-cell table:style-name="ce30"/>
          <table:table-cell table:number-columns-repeated="3"/>
        </table:table-row>
        <table:table-row table:style-name="ro2">
          <table:table-cell table:style-name="ce9" office:value-type="string" table:number-columns-spanned="12" table:number-rows-spanned="1">
            <text:p>B</text:p>
          </table:table-cell>
          <table:covered-table-cell table:number-columns-repeated="11" table:style-name="ce19"/>
          <table:table-cell table:style-name="ce30"/>
          <table:table-cell table:number-columns-repeated="3"/>
        </table:table-row>
        <table:table-row table:style-name="ro2">
          <table:table-cell table:style-name="ce9" office:value-type="string" table:number-columns-spanned="12" table:number-rows-spanned="1">
            <text:p>SP</text:p>
          </table:table-cell>
          <table:covered-table-cell table:number-columns-repeated="11" table:style-name="ce19"/>
          <table:table-cell table:style-name="ce30"/>
          <table:table-cell table:number-columns-repeated="3"/>
        </table:table-row>
        <table:table-row table:style-name="ro2">
          <table:table-cell table:style-name="ce9" office:value-type="string" table:number-columns-spanned="10" table:number-rows-spanned="1">
            <text:p>CSR</text:p>
          </table:table-cell>
          <table:covered-table-cell table:number-columns-repeated="9" table:style-name="ce19"/>
          <table:table-cell table:style-name="ce30" table:number-columns-repeated="3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N° local type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10" table:number-rows-spanned="1">
            <text:p>Préfixe</text:p>
          </table:table-cell>
          <table:covered-table-cell table:number-columns-repeated="9" table:style-name="ce19"/>
          <table:table-cell table:style-name="ce30" table:number-columns-repeated="3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Section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9" table:number-rows-spanned="1">
            <text:p>N° de plan</text:p>
          </table:table-cell>
          <table:covered-table-cell table:number-columns-repeated="8" table:style-name="ce19"/>
          <table:table-cell table:style-name="ce30" table:number-columns-repeated="4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Bât.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Entrée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11" table:number-rows-spanned="1">
            <text:p>Niveau</text:p>
          </table:table-cell>
          <table:covered-table-cell table:number-columns-repeated="10" table:style-name="ce19"/>
          <table:table-cell table:style-name="ce30" table:number-columns-repeated="2"/>
          <table:table-cell table:number-columns-repeated="3"/>
        </table:table-row>
        <table:table-row table:style-name="ro2">
          <table:table-cell table:style-name="ce9" office:value-type="string" table:number-columns-spanned="8" table:number-rows-spanned="1">
            <text:p>Porte</text:p>
          </table:table-cell>
          <table:covered-table-cell table:number-columns-repeated="7" table:style-name="ce19"/>
          <table:table-cell table:style-name="ce30" table:number-columns-repeated="5"/>
          <table:table-cell table:number-columns-repeated="3"/>
        </table:table-row>
        <table:table-row table:style-name="ro2">
          <table:table-cell table:style-name="ce9" office:value-type="string" table:number-columns-spanned="8" table:number-rows-spanned="1">
            <text:p>Zone 1</text:p>
          </table:table-cell>
          <table:covered-table-cell table:number-columns-repeated="7" table:style-name="ce19"/>
          <table:table-cell table:style-name="ce30" table:number-columns-repeated="5"/>
          <table:table-cell table:number-columns-repeated="3"/>
        </table:table-row>
        <table:table-row table:style-name="ro2">
          <table:table-cell table:style-name="ce9" office:value-type="string" table:number-columns-spanned="8" table:number-rows-spanned="1">
            <text:p>Zone 2</text:p>
          </table:table-cell>
          <table:covered-table-cell table:number-columns-repeated="7" table:style-name="ce19"/>
          <table:table-cell table:style-name="ce30" table:number-columns-repeated="5"/>
          <table:table-cell table:number-columns-repeated="3"/>
        </table:table-row>
        <table:table-row table:style-name="ro2">
          <table:table-cell table:style-name="ce9" office:value-type="string" table:number-columns-spanned="8" table:number-rows-spanned="1">
            <text:p>Zone 3</text:p>
          </table:table-cell>
          <table:covered-table-cell table:number-columns-repeated="7" table:style-name="ce19"/>
          <table:table-cell table:style-name="ce30" table:number-columns-repeated="5"/>
          <table:table-cell table:number-columns-repeated="3"/>
        </table:table-row>
        <table:table-row table:style-name="ro2">
          <table:table-cell table:style-name="ce9" office:value-type="string" table:number-columns-spanned="7" table:number-rows-spanned="1">
            <text:p>Surface totale</text:p>
          </table:table-cell>
          <table:covered-table-cell table:number-columns-repeated="6" table:style-name="ce19"/>
          <table:table-cell table:style-name="ce30" table:number-columns-repeated="6"/>
          <table:table-cell table:number-columns-repeated="3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6" table:number-rows-spanned="1">
            <text:p><text:span text:style-name="T1"><text:s/></text:span><text:span text:style-name="T4">4 CONSISTANCE DU LOCAL</text:span></text:p>
          </table:table-cell>
          <table:covered-table-cell table:number-columns-repeated="12" table:style-name="ce22"/>
          <table:covered-table-cell table:number-columns-repeated="3"/>
        </table:table-row>
        <table:table-row table:style-name="ro2">
          <table:table-cell table:style-name="ce10" office:value-type="string" table:number-columns-spanned="8" table:number-rows-spanned="1">
            <text:p><text:span text:style-name="T6">Partie principale </text:span><text:span text:style-name="T7">(boutique, bureau, magasin, réserves...)</text:span></text:p>
          </table:table-cell>
          <table:covered-table-cell table:number-columns-repeated="7" table:style-name="ce9"/>
          <table:table-cell table:style-name="ce10" office:value-type="string" table:number-columns-spanned="8" table:number-rows-spanned="1">
            <text:p><text:span text:style-name="T6">Dégagements </text:span><text:span text:style-name="T7">(couloirs, sanitaires, vestiaires...)</text:span></text:p>
          </table:table-cell>
          <table:covered-table-cell table:number-columns-repeated="4" table:style-name="ce9"/>
          <table:covered-table-cell table:number-columns-repeated="3" table:style-name="ce32"/>
        </table:table-row>
        <table:table-row table:style-name="ro2">
          <table:table-cell table:style-name="ce10" office:value-type="string" table:number-columns-spanned="2" table:number-rows-spanned="2">
            <text:p><text:span text:style-name="T6">Élément</text:span></text:p>
          </table:table-cell>
          <table:covered-table-cell table:style-name="ce9"/>
          <table:table-cell table:style-name="ce10" office:value-type="string" table:number-columns-spanned="4" table:number-rows-spanned="1">
            <text:p><text:span text:style-name="T6">Situation</text:span></text:p>
          </table:table-cell>
          <table:covered-table-cell table:number-columns-repeated="3" table:style-name="ce9"/>
          <table:table-cell table:style-name="ce10" office:value-type="string" table:number-columns-spanned="2" table:number-rows-spanned="2">
            <text:p><text:span text:style-name="T6">Surface</text:span></text:p>
          </table:table-cell>
          <table:covered-table-cell table:style-name="ce9"/>
          <table:table-cell table:style-name="ce10" office:value-type="string" table:number-columns-spanned="2" table:number-rows-spanned="2">
            <text:p><text:span text:style-name="T6">Élément</text:span></text:p>
          </table:table-cell>
          <table:covered-table-cell table:style-name="ce9"/>
          <table:table-cell table:style-name="ce10" office:value-type="string" table:number-columns-spanned="4" table:number-rows-spanned="1">
            <text:p><text:span text:style-name="T6">Situation</text:span></text:p>
          </table:table-cell>
          <table:covered-table-cell table:number-columns-repeated="3" table:style-name="ce9"/>
          <table:table-cell table:style-name="ce10" office:value-type="string" table:number-columns-spanned="2" table:number-rows-spanned="2">
            <text:p><text:span text:style-name="T6">Surface</text:span></text:p>
          </table:table-cell>
          <table:covered-table-cell table:style-name="ce9"/>
        </table:table-row>
        <table:table-row table:style-name="ro2">
          <table:covered-table-cell table:number-columns-repeated="2" table:style-name="ce9"/>
          <table:table-cell table:style-name="ce10" office:value-type="string" table:number-columns-spanned="2" table:number-rows-spanned="1">
            <text:p><text:span text:style-name="T6">Bâtiment</text:span></text:p>
          </table:table-cell>
          <table:covered-table-cell table:style-name="ce9"/>
          <table:table-cell table:style-name="ce10" office:value-type="string" table:number-columns-spanned="2" table:number-rows-spanned="1">
            <text:p><text:span text:style-name="T6">Étage</text:span></text:p>
          </table:table-cell>
          <table:covered-table-cell table:number-columns-repeated="5" table:style-name="ce9"/>
          <table:table-cell table:style-name="ce10" office:value-type="string" table:number-columns-spanned="2" table:number-rows-spanned="1">
            <text:p><text:span text:style-name="T6">Bâtiment</text:span></text:p>
          </table:table-cell>
          <table:covered-table-cell table:style-name="ce9"/>
          <table:table-cell table:style-name="ce10" office:value-type="string" table:number-columns-spanned="2" table:number-rows-spanned="1">
            <text:p><text:span text:style-name="T6">Étage</text:span></text:p>
          </table:table-cell>
          <table:covered-table-cell table:number-columns-repeated="3" table:style-name="ce9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9" office:value-type="string" table:number-columns-spanned="6" table:number-rows-spanned="1">
            <text:p>Surface totale .....</text:p>
          </table:table-cell>
          <table:covered-table-cell table:number-columns-repeated="5" table:style-name="ce19"/>
          <table:table-cell table:style-name="ce7" table:formula="of:=SUM([.O70:.O80])" office:value-type="float" office:value="0" table:number-columns-spanned="2" table:number-rows-spanned="1">
            <text:p>0</text:p>
          </table:table-cell>
          <table:covered-table-cell table:style-name="ce19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31" office:value-type="string" table:number-columns-spanned="8" table:number-rows-spanned="1">
            <text:p><text:span text:style-name="T6">Autres (dépôts, parkings </text:span><text:span text:style-name="T19">(1)</text:span><text:span text:style-name="T6">, garages, remises, caves, cours)</text:span></text:p>
          </table:table-cell>
          <table:covered-table-cell table:number-columns-repeated="7" table:style-name="ce19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9" office:value-type="string" table:number-columns-spanned="6" table:number-rows-spanned="1">
            <text:p>Elements</text:p>
          </table:table-cell>
          <table:covered-table-cell table:number-columns-repeated="5" table:style-name="ce9"/>
          <table:table-cell table:style-name="ce9" office:value-type="string" table:number-columns-spanned="2" table:number-rows-spanned="1">
            <text:p>Surface</text:p>
          </table:table-cell>
          <table:covered-table-cell table:style-name="ce9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2" table:number-rows-spanned="1"/>
          <table:covered-table-cell table:style-name="ce7"/>
        </table:table-row>
        <table:table-row table:style-name="ro2">
          <table:table-cell table:style-name="ce9" office:value-type="string" table:number-columns-spanned="6" table:number-rows-spanned="1">
            <text:p>Surface totale .....</text:p>
          </table:table-cell>
          <table:covered-table-cell table:number-columns-repeated="5" table:style-name="ce19"/>
          <table:table-cell table:style-name="ce7" table:number-columns-spanned="2" table:number-rows-spanned="1"/>
          <table:covered-table-cell table:style-name="ce19"/>
          <table:table-cell table:style-name="ce9" office:value-type="string" table:number-columns-spanned="6" table:number-rows-spanned="1">
            <text:p>Surface totale .....</text:p>
          </table:table-cell>
          <table:covered-table-cell table:number-columns-repeated="5" table:style-name="ce19"/>
          <table:table-cell table:style-name="ce7" table:number-columns-spanned="2" table:number-rows-spanned="1"/>
          <table:covered-table-cell table:style-name="ce19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table:style-name="ce6" office:value-type="string" table:number-columns-spanned="2" table:number-rows-spanned="1">
            <text:p><text:span text:style-name="T1"><text:s/></text:span><text:span text:style-name="T8">(1) Préciser couvert ou non couvert.</text:span></text:p>
          </table:table-cell>
          <table:covered-table-cell table:style-name="ce20"/>
          <table:table-cell table:number-columns-repeated="14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6" table:number-rows-spanned="1">
            <text:p><text:span text:style-name="T1"><text:s/></text:span><text:span text:style-name="T4">5 CARACTÉRISTIQUES GÉNÉRALES</text:span></text:p>
          </table:table-cell>
          <table:covered-table-cell table:number-columns-repeated="15" table:style-name="ce20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Date d’achèvement des travaux permettant une utilisation effective des constructions:</text:span></text:p>
          </table:table-cell>
          <table:covered-table-cell table:number-columns-repeated="6" table:style-name="ce20"/>
          <table:table-cell table:style-name="ce7" table:number-columns-spanned="9" table:number-rows-spanned="1"/>
          <table:covered-table-cell table:number-columns-repeated="8" table:style-name="ce21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Surface totale du terrain d’assise du bien (en m</text:span><text:span text:style-name="T9">2</text:span><text:span text:style-name="T5">):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Nature de la construction: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16" table:number-rows-spanned="1">
            <text:p><text:span text:style-name="T1"><text:s/></text:span><text:span text:style-name="T5">État d’entretien du local: (cocher la case par Oui ou Non)</text:span></text:p>
          </table:table-cell>
          <table:covered-table-cell table:number-columns-repeated="15"/>
        </table:table-row>
        <table:table-row table:style-name="ro1">
          <table:table-cell table:style-name="ce11" office:value-type="string" table:number-columns-spanned="7" table:number-rows-spanned="1">
            <text:p><text:span text:style-name="T1"><text:s/></text:span><text:span text:style-name="T5">Bon</text:span>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11" office:value-type="string" table:number-columns-spanned="7" table:number-rows-spanned="1">
            <text:p><text:span text:style-name="T1"><text:s/></text:span><text:span text:style-name="T5">Assez bon</text:span>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11" office:value-type="string" table:number-columns-spanned="7" table:number-rows-spanned="1">
            <text:p><text:span text:style-name="T1"><text:s/></text:span><text:span text:style-name="T5">Passable</text:span>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11" office:value-type="string" table:number-columns-spanned="7" table:number-rows-spanned="1">
            <text:p><text:span text:style-name="T1"><text:s/></text:span><text:span text:style-name="T5">Médiocre</text:span>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11" office:value-type="string" table:number-columns-spanned="7" table:number-rows-spanned="1">
            <text:p><text:span text:style-name="T1"><text:s/></text:span><text:span text:style-name="T5">Mauvais</text:span>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Nombre d’étages occupés par l’activité: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16" table:number-rows-spanned="1">
            <text:p><text:span text:style-name="T1"><text:s/></text:span><text:span text:style-name="T5">Présence d’ascenseur (cocher la case par Oui ou Non):</text:span></text:p>
          </table:table-cell>
          <table:covered-table-cell table:number-columns-repeated="15"/>
        </table:table-row>
        <table:table-row table:style-name="ro2">
          <table:table-cell table:style-name="ce11" office:value-type="string" table:number-columns-spanned="7" table:number-rows-spanned="1">
            <text:p>Oui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2">
          <table:table-cell table:style-name="ce11" office:value-type="string" table:number-columns-spanned="7" table:number-rows-spanned="1">
            <text:p>Non</text:p>
          </table:table-cell>
          <table:covered-table-cell table:number-columns-repeated="6" table:style-name="ce23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Le cas échéant, longueur de la façade sur rue de la boutique ou du magasin: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11" office:value-type="string" table:number-columns-spanned="7" table:number-rows-spanned="1">
            <text:p><text:span text:style-name="T1"><text:s/></text:span><text:span text:style-name="T5">dont vitrée:</text:span></text:p>
          </table:table-cell>
          <table:covered-table-cell table:number-columns-repeated="6" table:style-name="ce24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Votre numéro de téléphone (facultatif):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Votre mél. (facultatif): 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À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6" office:value-type="string" table:number-columns-spanned="7" table:number-rows-spanned="1">
            <text:p><text:span text:style-name="T1"><text:s/></text:span><text:span text:style-name="T5">, le</text:span>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2">
          <table:table-cell table:style-name="ce6" office:value-type="string" table:number-columns-spanned="7" table:number-rows-spanned="1">
            <text:p>Signature :</text:p>
          </table:table-cell>
          <table:covered-table-cell table:number-columns-repeated="6" table:style-name="ce19"/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2" table:number-rows-repeated="2">
          <table:table-cell table:style-name="Default"/>
          <table:table-cell table:number-columns-repeated="15"/>
        </table:table-row>
        <table:table-row table:style-name="ro3">
          <table:table-cell table:style-name="ce12" office:value-type="string" table:number-columns-spanned="16" table:number-rows-spanned="1">
            <text:p><text:span text:style-name="T1"><text:s/></text:span><text:span text:style-name="T3">EXPLICATIONS POUR RÉDIGER LA PAGE 2</text:span></text:p>
          </table:table-cell>
          <table:covered-table-cell table:number-columns-repeated="15" table:style-name="ce20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6" table:number-rows-spanned="1">
            <text:p><text:span text:style-name="T1"><text:s/></text:span><text:span text:style-name="T4">4 CONSISTANCE DU LOCAL</text:span></text:p>
          </table:table-cell>
          <table:covered-table-cell table:number-columns-repeated="15" table:style-name="ce2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Énumérez dans ce cadre tous les éléments constitutifs du local, en distinguant 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la partie principale 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Doivent figurer sous cette rubrique les éléments (tels que boutique, magasin, bar, salle de restaurant, pièce d’exposition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atelier, bureau, chambre d’hôtel, salle de réception...), et leurs annexes (arrière-boutique, arrière-magasin, laboratoire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chambre froide...) présentant un caractère essentiel pour l’exploitation du fonds (locaux commerciaux) ou l’activité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exercée (biens divers)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les dégagements : </text:span><text:span text:style-name="T11">tels que couloirs, sanitaires, vestiaires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les chantiers, lieux de dépôt, parkings couverts ou découverts, les caves, remises...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2">Cas particulier des éléments à usage mixte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Lorsqu’un même élément est utilisé à la fois pour l’exercice d’une activité commerciale ou artisanale et à un autre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usage (habitation, profession libérale ou salariée à domicile), cet élément doit figurer sur la présente formule modèle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CBD pour la totalité de sa surface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Pour chaque élément de la partie principale et des dégagements 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3">Précisez 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son libellé (selon les indications ci-dessus)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le bâtiment 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lorsque l’élément est situé dans un </text:span><text:span text:style-name="T10">immeuble  collectif</text:span><text:span text:style-name="T11">: portez le numéro ou la lettre indicative du bâtiment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(voir les indications données pour le cadre 1)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lorsque l’élément est rattaché à une maison individuelle 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portez la lettre «M» s’il est situé dans la «maison» proprement dite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inscrivez «AM» s’il est situé en dehors de la «maison»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l’étage: mentionnez, suivant le cas, le ou les numéro(s) d’étage ou la mention SS (sous-sol), RC (rez-de-chaussée)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ou E (entresol)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surface: mentionnez la surface de chaque élément, mesurée au sol ou plancher entre murs ou séparations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Utilisez une seule ligne pour chaque pièce ou élément à déclarer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Toutefois, lorsque sans présenter un caractère exceptionnel, certains locaux, tels que bureaux administratifs, hôtels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cliniques sont relativement importants (partie principale composée de plus d’éléments qu’il n’y a de lignes dans le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tableau), groupez sur une seule ligne les éléments de même nature et indiquez le nombre de ces éléments et leur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surface globale.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3">Exemples: </text:span><text:span text:style-name="T11">éléments / bâtiment / étage / surface (en m</text:span><text:span text:style-name="T14">2</text:span><text:span text:style-name="T11">)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3 bureaux / A / 2 / 64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5 chantiers / B / <text:s/>RC / 960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6" table:number-rows-spanned="1">
            <text:p><text:span text:style-name="T1"><text:s/></text:span><text:span text:style-name="T4">5 CARACTÉRISTIQUES GÉNÉRALES</text:span></text:p>
          </table:table-cell>
          <table:covered-table-cell table:number-columns-repeated="15" table:style-name="ce20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NATURE DE LA CONSTRUCTION: précisez sommairement les matériaux utilisés et le type de construction.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3">Exemple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construction traditionnelle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construction préfabriquée modulaire;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– </text:span><text:span text:style-name="T11">construction en brique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ÉTAT D’ENTRETIEN DU LOCAL: considérez la construction comme étant en: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bon état, </text:span><text:span text:style-name="T11">si elle n’a besoin d’aucune réparation (construction neuve ou construction ancienne bien entretenue)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assez bon état, </text:span><text:span text:style-name="T11">si elle n’a besoin que de petites réparations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 </text:span><text:span text:style-name="T10">état passable, </text:span><text:span text:style-name="T11">si malgré un entretien régulièrement assuré, elle présente des défauts permanents dus à la vétusté sans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que ceux-ci compromettent les conditions élémentaires d’habitabilité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état médiocre, </text:span><text:span text:style-name="T11">si elle a besoin de réparations d’une certaine importance, encore que localisées,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–  </text:span><text:span text:style-name="T10">mauvais état, </text:span><text:span text:style-name="T11">si elle a besoin de grosses réparations dans toutes ses parties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NOMBRE D’ÉTAGES OCCUPÉS PAR L’ACTIVITÉ: le cas échéant, cumulez les étages des différents bâtiments occupés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1">LONGUEUR DE LA FAÇADE SUR RUE: à ne remplir </text:span><text:span text:style-name="T10">que pour les locaux en boutique ou en magasin et les locaux</text:span>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>
            <text:p><text:span text:style-name="T1"><text:s/></text:span><text:span text:style-name="T10">assimilés </text:span><text:span text:style-name="T11">(ex. Restaurant)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3">
          <table:table-cell table:style-name="ce12" office:value-type="string" table:number-columns-spanned="16" table:number-rows-spanned="1">
            <text:p><text:span text:style-name="T15"><text:s/></text:span><text:span text:style-name="T3">INDICATIONS GÉNÉRALES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6">INFORMATION IMPORTANTE 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Cette déclaration modèle CBD n° 6660 doit être </text:span><text:span text:style-name="T10">obligatoirement </text:span><text:span text:style-name="T11">accompagnée d’une déclaration modèle n° 6660-Rev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utilisée pour la révision des valeurs locatives des locaux professionnels. En effet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les informations indiquées sur la déclaration modèle CBD n° 6660 permettent de déterminer la valeur locative du local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dans le système d’évaluation actuel;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les informations indiquées sur la déclaration 6660-Rev permettent de préparer les valeurs locatives révisées qui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serviront à établir les impositions de fiscalité directe locale à compter de l’année 2017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La souscription conjointe de ces 2 imprimés est donc nécessaire durant la période préparatoire à la révision, à savoir de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2013 à 2017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Cet imprimé modèle CBD n° 6660 concerne </text:span><text:span text:style-name="T10">tous les immeubles bâtis </text:span><text:span text:style-name="T11">à l’exclusion des locaux d’habitation, des locaux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servant à l’exercice d’une profession libérale ou salariée à domicile, et des bâtiments et terrains industriels qui figurent à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l’actif du bilan de leur propriétaire ou de leur exploitant, et que celui-ci est soumis aux obligations définies à l’article 53 A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du Code général des impôts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Il s’agit donc essentiellement 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des </text:span><text:span text:style-name="T10">locaux  commerciaux </text:span><text:span text:style-name="T11">ou </text:span><text:span text:style-name="T10">artisanaux </text:span><text:span text:style-name="T11">(exemples: commerces, magasins, supermarchés, ateliers, salles de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spectacles, terrains de camping, hôtels, cliniques, parcs de stationnement…);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des </text:span><text:span text:style-name="T10">locaux administratifs </text:span><text:span text:style-name="T11">occupés par des </text:span><text:span text:style-name="T10">administrations</text:span><text:span text:style-name="T11">, des </text:span><text:span text:style-name="T10">organismes publics </text:span><text:span text:style-name="T11">ou </text:span><text:span text:style-name="T10">privés</text:span><text:span text:style-name="T11">, des </text:span><text:span text:style-name="T10">entreprises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ou </text:span><text:span text:style-name="T10">sociétés </text:span><text:span text:style-name="T11">(exemples: bureaux, locaux techniques…)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En conséquence, si vous êtes </text:span><text:span text:style-name="T10">propriétaire </text:span><text:span text:style-name="T11">(ou usufruitier) de biens de l’espèce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vous devez souscrire </text:span><text:span text:style-name="T10">une  déclaration </text:span><text:span text:style-name="T11">modèle </text:span><text:span text:style-name="T10">CBD </text:span><text:span text:style-name="T11">par local, c’est-à-dire pour chaque immeuble (construction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individuelle), ou fraction d’immeuble (local situé dans un immeuble collectif), normalement destiné en raison de son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agencement à être utilisé par un même occupant;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vous devez également remplir une déclaration modèle </text:span><text:span text:style-name="T10">CBD </text:span><text:span text:style-name="T11">pour les </text:span><text:span text:style-name="T10">terrains </text:span><text:span text:style-name="T11">tels que </text:span><text:span text:style-name="T10">chantiers </text:span><text:span text:style-name="T11">ou </text:span><text:span text:style-name="T10">lieux de dépôt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affectés à un usage commercial, lorsqu’ils sont utilisés par un occupant qui ne dispose par ailleurs d’aucun local sur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la même propriété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Les locaux et biens non occupés doivent être déclarés, compte tenu de leur destination normale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2">CAS PARTICULIERS 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1. </text:span><text:span text:style-name="T10">Local utilisé par un même occupant à la fois pour l’habitation </text:span><text:span text:style-name="T11">(ou la profession) e</text:span><text:span text:style-name="T10">t à un autre usage </text:span><text:span text:style-name="T11">(commerce,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artisanat...). Vous devez rédiger 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une déclaration modèle </text:span><text:span text:style-name="T10">H1 </text:span><text:span text:style-name="T11">(maison individuelle) ou modèle </text:span><text:span text:style-name="T10">H2 </text:span><text:span text:style-name="T11">(appartement) pour la partie affectée exclusivement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à l’habitation ou à la profession non commerciale ou artisanale;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– </text:span><text:span text:style-name="T11">une déclaration modèle </text:span><text:span text:style-name="T10">CBD </text:span><text:span text:style-name="T11">pour le surplus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2. </text:span><text:span text:style-name="T10">Locaux ou biens présentant un caractère exceptionnel </text:span><text:span text:style-name="T11">(grands hôtels, grands magasins, grands cinémas, grandes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cliniques, magasins généraux, sièges sociaux des banques...). Utilisez la déclaration modèle </text:span><text:span text:style-name="T10">ME</text:span><text:span text:style-name="T11">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3. </text:span><text:span text:style-name="T10">Immeuble collectif appartenant en totalité à un même propriétaire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Il est rappelé que, dans ce cas, vous devez souscrire en outre une déclaration récapitulative modèle </text:span><text:span text:style-name="T10">R </text:span><text:span text:style-name="T11">pour l’ensemble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de l’immeuble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Par contre, cette dernière déclaration est à souscrire par le syndic pour les immeubles en copropriété, ou par la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société, lorsque l’immeuble appartient à une société immobilière placée sous le régime de la transparence fiscale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3">
          <table:table-cell table:style-name="ce14" office:value-type="string" table:number-columns-spanned="16" table:number-rows-spanned="1">
            <text:p><text:span text:style-name="T15"><text:s/></text:span><text:span text:style-name="T3">EXPLICATIONS POUR RÉDIGER LA PAGE 1</text:span></text:p>
          </table:table-cell>
          <table:covered-table-cell table:number-columns-repeated="15" table:style-name="ce26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6" table:number-rows-spanned="1">
            <text:p><text:span text:style-name="T15"><text:s/></text:span><text:span text:style-name="T4">1 SITUATION DU LOCAL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COMMUNE: Pour Paris, Marseille et Lyon, indiquez à la suite du nom de la commune, le numéro de l’arrondissement.</text:span></text:p>
          </table:table-cell>
          <table:covered-table-cell table:number-columns-repeated="15" table:style-name="ce20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COMPLÉMENT D’ADRESSE: Précisez toutes les indications utiles permettant de situer correctement le bien.</text:span></text:p>
          </table:table-cell>
          <table:covered-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4">
          <table:table-cell table:style-name="ce8" office:value-type="string" table:number-columns-spanned="16" table:number-rows-spanned="1">
            <text:p><text:span text:style-name="T15"><text:s/></text:span><text:span text:style-name="T4">2 PROPRIÉTAIRE (ou usufruitier)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Lorsque la propriété du local n’est pas détenue par un propriétaire mais par un </text:span><text:span text:style-name="T10">nu-propriétaire </text:span><text:span text:style-name="T11">et un </text:span><text:span text:style-name="T10">usufruitier</text:span><text:span text:style-name="T11">, l’</text:span><text:span text:style-name="T10">usufruitier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est la personne qui a le droit d’utiliser le local, alors que le </text:span><text:span text:style-name="T10">nu-propriétaire </text:span><text:span text:style-name="T11">dispose du bien sans pouvoir l’habiter ni le louer.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BÂTIMENT : Si la propriété comprend plusieurs bâtiments, mentionnez la lettre indicative ou le numéro attribué au bâtiment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sur la déclaration modèle </text:span><text:span text:style-name="T10">R </text:span><text:span text:style-name="T11">(le cas échéant, consultez le syndic ou le représentant de la société);</text:span></text:p>
          </table:table-cell>
          <table:covered-table-cell table:number-columns-repeated="15"/>
        </table:table-row>
        <table:table-row table:style-name="ro5">
          <table:table-cell table:style-name="ce15" office:value-type="string" table:number-columns-spanned="16" table:number-rows-spanned="1">
            <text:p><text:span text:style-name="T17">ÉTAGE </text:span><text:span text:style-name="T18">: Mentionnez, suivant le cas, le numéro de l’étage ou la mention SS (sous-sol), RC (rez-de-chaussée) ou E</text:span></text:p>
          </table:table-cell>
          <table:covered-table-cell table:number-columns-repeated="15"/>
        </table:table-row>
        <table:table-row table:style-name="ro5">
          <table:table-cell table:style-name="ce16" office:value-type="string" table:number-columns-spanned="16" table:number-rows-spanned="1">
            <text:p><text:span text:style-name="T17">(entresol);</text:span></text:p>
          </table:table-cell>
          <table:covered-table-cell table:number-columns-repeated="15"/>
        </table:table-row>
        <table:table-row table:style-name="ro5">
          <table:table-cell table:style-name="ce15" office:value-type="string" table:number-columns-spanned="16" table:number-rows-spanned="1">
            <text:p><text:span text:style-name="T17">APP. n° </text:span><text:span text:style-name="T17"><text:tab/></text:span><text:span text:style-name="T17">: Pour les locaux autres que les boutiques et magasins ayant devanture sur rue, indiquez le numéro du local :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si celui-ci n’est pas numéroté, portez la lettre majuscule D (droite), G (gauche) ou F (face) suivant la situation</text:span></text:p>
          </table:table-cell>
          <table:covered-table-cell table:number-columns-repeated="15"/>
        </table:table-row>
        <table:table-row table:style-name="ro4">
          <table:table-cell office:value-type="string" table:number-columns-spanned="16" table:number-rows-spanned="1">
            <text:p><text:span text:style-name="T15"><text:s/></text:span><text:span text:style-name="T11">du local par rapport à la montée de l’escalier.</text:span></text:p>
          </table:table-cell>
          <table:covered-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22/02/2020</text:date>, <text:time>18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18S</meta:editing-duration>
    <meta:editing-cycles>12</meta:editing-cycles>
    <meta:generator>OpenOffice/4.1.7$Win32 OpenOffice.org_project/417m1$Build-9800</meta:generator>
    <dc:date>2020-02-22T18:10:32.02</dc:date>
    <dc:creator>Jason ALOYAU</dc:creator>
    <meta:document-statistic meta:table-count="1" meta:cell-count="210" meta:object-count="0"/>
    <meta:user-defined meta:name="Info 1"/>
    <meta:user-defined meta:name="Info 2"/>
    <meta:user-defined meta:name="Info 3"/>
    <meta:user-defined meta:name="Info 4"/>
  </office:meta>
</office:document-meta>
</file>